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B4C0B46E7899D201.png" manifest:media-type="image/png"/>
  <manifest:file-entry manifest:full-path="Pictures/100000000000055600000300553A8D50D3104A96.png" manifest:media-type="image/png"/>
  <manifest:file-entry manifest:full-path="Pictures/1000000000000556000003003BB27F809C5A3358.png" manifest:media-type="image/png"/>
  <manifest:file-entry manifest:full-path="Pictures/100000000000055600000300D9367A15C9169F10.png" manifest:media-type="image/png"/>
  <manifest:file-entry manifest:full-path="Pictures/10000000000005560000030083D55E0051FE307B.png" manifest:media-type="image/png"/>
  <manifest:file-entry manifest:full-path="Pictures/10000000000005560000030013C196E7744E70AB.png" manifest:media-type="image/png"/>
  <manifest:file-entry manifest:full-path="Pictures/100000000000055600000300828167CB8D527752.png" manifest:media-type="image/png"/>
  <manifest:file-entry manifest:full-path="Pictures/1000000000000556000003003A1637BF0A222CCF.png" manifest:media-type="image/png"/>
  <manifest:file-entry manifest:full-path="Pictures/1000000000000556000003000572475CD02CCB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400b" officeooo:paragraph-rsid="0016400b"/>
    </style:style>
    <style:style style:name="P2" style:family="paragraph" style:parent-style-name="Standard">
      <style:text-properties officeooo:rsid="0016400b" officeooo:paragraph-rsid="0016dbbd"/>
    </style:style>
    <style:style style:name="T1" style:family="text">
      <style:text-properties officeooo:rsid="0016db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9.465cm" svg:height="10.941cm" draw:z-index="0"><draw:image xlink:href="Pictures/100000000000055600000300B4C0B46E7899D201.png" xlink:type="simple" xlink:show="embed" xlink:actuate="onLoad" draw:mime-type="image/png"/></draw:frame>Ex n°1 Nota aluno</text:p>
      <text:p text:style-name="P1"/>
      <text:p text:style-name="P1"><draw:frame draw:style-name="fr2" draw:name="Figura2" text:anchor-type="char" svg:x="-1.185cm" svg:y="0.582cm" svg:width="19.001cm" svg:height="11.621cm" draw:z-index="1"><draw:image xlink:href="Pictures/100000000000055600000300553A8D50D3104A96.png" xlink:type="simple" xlink:show="embed" xlink:actuate="onLoad" draw:mime-type="image/png"/></draw:frame></text:p>
      <text:p text:style-name="P1">Ex n°2 </text:p>
      <text:p text:style-name="P1"/>
      <text:p text:style-name="P1"/>
      <text:p text:style-name="P1"><draw:frame draw:style-name="fr1" draw:name="Figura3" text:anchor-type="char" svg:width="19.136cm" svg:height="11.961cm" draw:z-index="2"><draw:image xlink:href="Pictures/10000000000005560000030083D55E0051FE307B.png" xlink:type="simple" xlink:show="embed" xlink:actuate="onLoad" draw:mime-type="image/png"/></draw:frame><text:soft-page-break/>Ex n°3</text:p>
      <text:p text:style-name="P1"/>
      <text:p text:style-name="P1"><draw:frame draw:style-name="fr1" draw:name="Figura4" text:anchor-type="char" svg:width="19.001cm" svg:height="10.68cm" draw:z-index="3"><draw:image xlink:href="Pictures/100000000000055600000300828167CB8D527752.png" xlink:type="simple" xlink:show="embed" xlink:actuate="onLoad" draw:mime-type="image/png"/></draw:frame>Ex n°4</text:p>
      <text:p text:style-name="P1"/>
      <text:p text:style-name="P1"/>
      <text:p text:style-name="P1"/>
      <text:p text:style-name="P1"><draw:frame draw:style-name="fr1" draw:name="Figura5" text:anchor-type="char" svg:width="18.479cm" svg:height="10.388cm" draw:z-index="4"><draw:image xlink:href="Pictures/100000000000055600000300D9367A15C9169F10.png" xlink:type="simple" xlink:show="embed" xlink:actuate="onLoad" draw:mime-type="image/png"/></draw:frame><text:soft-page-break/>Ex n°5</text:p>
      <text:p text:style-name="P1"/>
      <text:p text:style-name="P1"><draw:frame draw:style-name="fr1" draw:name="Figura6" text:anchor-type="char" svg:width="19.778cm" svg:height="11.118cm" draw:z-index="5"><draw:image xlink:href="Pictures/1000000000000556000003003A1637BF0A222CCF.png" xlink:type="simple" xlink:show="embed" xlink:actuate="onLoad" draw:mime-type="image/png"/></draw:frame></text:p>
      <text:p text:style-name="P1">Ex n°6</text:p>
      <text:p text:style-name="P1"/>
      <text:p text:style-name="P1"/>
      <text:p text:style-name="P1"/>
      <text:p text:style-name="P1"/>
      <text:p text:style-name="P1"><draw:frame draw:style-name="fr1" draw:name="Figura7" text:anchor-type="char" svg:width="18.881cm" svg:height="10.613cm" draw:z-index="6"><draw:image xlink:href="Pictures/10000000000005560000030013C196E7744E70AB.png" xlink:type="simple" xlink:show="embed" xlink:actuate="onLoad" draw:mime-type="image/png"/></draw:frame><text:soft-page-break/></text:p>
      <text:p text:style-name="P1">Ex n°7</text:p>
      <text:p text:style-name="P1"/>
      <text:p text:style-name="P2"><draw:frame draw:style-name="fr1" draw:name="Figura8" text:anchor-type="char" svg:width="20.35cm" svg:height="11.439cm" draw:z-index="7"><draw:image xlink:href="Pictures/1000000000000556000003000572475CD02CCB68.png" xlink:type="simple" xlink:show="embed" xlink:actuate="onLoad" draw:mime-type="image/png"/></draw:frame>Ex n°<text:span text:style-name="T1">9</text:span></text:p>
      <text:p text:style-name="P2"/>
      <text:p text:style-name="P2"/>
      <text:p text:style-name="P2"/>
      <text:p text:style-name="P2"><draw:frame draw:style-name="fr1" draw:name="Figura9" text:anchor-type="char" svg:width="19.142cm" svg:height="10.76cm" draw:z-index="8"><draw:image xlink:href="Pictures/1000000000000556000003003BB27F809C5A3358.png" xlink:type="simple" xlink:show="embed" xlink:actuate="onLoad" draw:mime-type="image/png"/></draw:frame><text:soft-page-break/>Ex n°<text:span text:style-name="T1">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14:32:20.071000000</meta:creation-date>
    <dc:date>2021-09-24T14:46:49.717000000</dc:date>
    <meta:editing-duration>PT4M19S</meta:editing-duration>
    <meta:editing-cycles>1</meta:editing-cycles>
    <meta:document-statistic meta:table-count="0" meta:image-count="9" meta:object-count="0" meta:page-count="5" meta:paragraph-count="9" meta:word-count="20" meta:character-count="67" meta:non-whitespace-character-count="55"/>
    <meta:generator>LibreOffice/7.1.5.2$Windows_x86 LibreOffice_project/85f04e9f809797b8199d13c421bd8a2b025d52b5</meta:generator>
  </office:meta>
</office:document-meta>
</file>